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Linux Biolinum G" fo:font-weight="bold" style:font-weight-asian="bold" style:font-weight-complex="bold"/>
    </style:style>
    <style:style style:name="P2" style:family="paragraph" style:parent-style-name="Standard">
      <style:text-properties fo:color="#000000" loext:opacity="100%" style:font-name="Linux Biolinum G" fo:font-weight="bold" style:font-weight-asian="bold" style:font-weight-complex="bold"/>
    </style:style>
    <style:style style:name="P3" style:family="paragraph" style:parent-style-name="Standard">
      <style:text-properties fo:font-variant="normal" fo:text-transform="none" fo:color="#000000" loext:opacity="100%" style:font-name="Linux Biolinum G" fo:font-size="12pt" fo:letter-spacing="normal" fo:font-style="normal" fo:font-weight="normal" style:font-weight-asian="bold" style:font-weight-complex="bold"/>
    </style:style>
    <style:style style:name="T1" style:family="text">
      <style:text-properties officeooo:rsid="000b05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 01 – 11/09/22 – START</text:p>
      <text:p text:style-name="P1"/>
      <text:p text:style-name="P1"/>
      <text:p text:style-name="P2">DIA 02 – 12/09/22 – <text:span text:style-name="T1">Base Building</text:span></text:p>
      <text:p text:style-name="P2"/>
      <text:p text:style-name="P3">Chegou o momento de acelerar na direção dos seus objetivos, levar suas habilidades e código para o próximo nível. Nessa aula vamos preparar o nosso ambiente e construir as bases pra dar início ao nosso projeto: o Game hub, um site centralizador de links, no estilo Linktree, feito especialmente para gamers. 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1T22:21:29.081000000</dc:date>
    <meta:editing-duration>PT15M9S</meta:editing-duration>
    <meta:editing-cycles>4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3" meta:word-count="60" meta:character-count="366" meta:non-whitespace-character-count="304"/>
  </office:meta>
</office:document-meta>
</file>